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BB0000019B91E2A6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alibri1" svg:font-family="Calibri"/>
    <style:font-face style:name="Cambria" svg:font-family="Cambria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849cm" fo:margin-left="-0.199cm" fo:margin-top="0cm" fo:margin-bottom="0cm" table:align="left" style:writing-mode="lr-tb"/>
    </style:style>
    <style:style style:name="Tableau1.A" style:family="table-column">
      <style:table-column-properties style:column-width="18.84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8.849cm" fo:margin-left="-0.199cm" fo:margin-top="0cm" fo:margin-bottom="0cm" table:align="left" style:writing-mode="lr-tb"/>
    </style:style>
    <style:style style:name="Tableau2.A" style:family="table-column">
      <style:table-column-properties style:column-width="18.84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8.847cm" fo:margin-left="-0.199cm" fo:margin-top="0cm" fo:margin-bottom="0cm" table:align="left" style:writing-mode="lr-tb"/>
    </style:style>
    <style:style style:name="Tableau3.A" style:family="table-column">
      <style:table-column-properties style:column-width="9.42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849cm" fo:margin-left="-0.199cm" fo:margin-top="0cm" fo:margin-bottom="0cm" table:align="left" style:writing-mode="lr-tb"/>
    </style:style>
    <style:style style:name="Tableau4.A" style:family="table-column">
      <style:table-column-properties style:column-width="18.849cm"/>
    </style:style>
    <style:style style:name="Tableau4.1" style:family="table-row">
      <style:table-row-properties style:min-row-height="1.722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7pt" style:font-size-asian="7pt" style:font-name-complex="Arial1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5pt" style:font-size-asian="5pt" style:font-name-complex="Arial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9pt" style:font-size-asian="9pt" style:font-name-complex="Arial1" style:font-size-complex="9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9pt" fo:font-weight="bold" style:font-size-asian="9pt" style:font-weight-asian="bold" style:font-name-complex="Arial1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8.56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cm" fo:margin-bottom="0cm" loext:contextual-spacing="false"/>
      <style:text-properties style:font-name="Cambria" fo:font-size="9pt" style:font-size-asian="9pt" style:font-size-complex="9pt"/>
    </style:style>
    <style:style style:name="P11" style:family="paragraph" style:parent-style-name="Standard">
      <style:paragraph-properties fo:margin-top="0cm" fo:margin-bottom="0cm" loext:contextual-spacing="false"/>
      <style:text-properties fo:font-size="9pt" style:font-size-asian="9pt" style:font-size-complex="9pt"/>
    </style:style>
    <style:style style:name="P12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auto"/>
      <style:text-properties style:font-name="Arial" fo:font-size="6pt" style:font-size-asian="6pt" style:font-name-complex="Arial1"/>
    </style:style>
    <style:style style:name="P13" style:family="paragraph" style:parent-style-name="Standard">
      <style:paragraph-properties fo:margin-top="0.423cm" fo:margin-bottom="0.353cm" loext:contextual-spacing="false" fo:line-height="100%">
        <style:tab-stops>
          <style:tab-stop style:position="7.502cm" style:type="right" style:leader-style="dotted" style:leader-text="."/>
          <style:tab-stop style:position="9.001cm"/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.106cm" fo:margin-bottom="0.353cm" loext:contextual-spacing="false" fo:line-height="100%">
        <style:tab-stops>
          <style:tab-stop style:position="9.001cm"/>
        </style:tab-stops>
      </style:paragraph-properties>
    </style:style>
    <style:style style:name="P15" style:family="paragraph" style:parent-style-name="Standard">
      <style:paragraph-properties fo:margin-top="0.106cm" fo:margin-bottom="0.353cm" loext:contextual-spacing="false" fo:line-height="100%">
        <style:tab-stops>
          <style:tab-stop style:position="1.501cm"/>
          <style:tab-stop style:position="3cm"/>
          <style:tab-stop style:position="4.501cm"/>
          <style:tab-stop style:position="6.251cm"/>
        </style:tab-stops>
      </style:paragraph-properties>
    </style:style>
    <style:style style:name="P16" style:family="paragraph" style:parent-style-name="Standard">
      <style:paragraph-properties fo:margin-top="0.106cm" fo:margin-bottom="0.353cm" loext:contextual-spacing="false" fo:line-height="100%"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.106cm" fo:margin-bottom="0.353cm" loext:contextual-spacing="false" fo:line-height="100%">
        <style:tab-stops>
          <style:tab-stop style:position="18.002cm" style:type="right" style:leader-style="dotted" style:leader-text="."/>
        </style:tab-stops>
      </style:paragraph-properties>
      <style:text-properties officeooo:paragraph-rsid="000b3ef9"/>
    </style:style>
    <style:style style:name="P18" style:family="paragraph" style:parent-style-name="Standard">
      <style:paragraph-properties fo:margin-top="0.106cm" fo:margin-bottom="0.353cm" loext:contextual-spacing="false" fo:line-height="100%">
        <style:tab-stops>
          <style:tab-stop style:position="7.001cm"/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.106cm" fo:margin-bottom="0.353cm" loext:contextual-spacing="false" fo:line-height="100%">
        <style:tab-stops>
          <style:tab-stop style:position="7.251cm" style:type="right" style:leader-style="dotted" style:leader-text="."/>
          <style:tab-stop style:position="8.001cm"/>
          <style:tab-stop style:position="11.252cm" style:type="right" style:leader-style="dotted" style:leader-text="."/>
          <style:tab-stop style:position="12.502cm"/>
          <style:tab-stop style:position="14.252cm" style:type="right" style:leader-style="dotted" style:leader-text="."/>
          <style:tab-stop style:position="14.503cm"/>
        </style:tab-stops>
      </style:paragraph-properties>
    </style:style>
    <style:style style:name="P20" style:family="paragraph" style:parent-style-name="Standard">
      <style:paragraph-properties fo:margin-top="0.106cm" fo:margin-bottom="0.353cm" loext:contextual-spacing="false" fo:line-height="100%">
        <style:tab-stops>
          <style:tab-stop style:position="16.002cm" style:type="right" style:leader-style="dotted" style:leader-text="."/>
        </style:tab-stops>
      </style:paragraph-properties>
      <style:text-properties style:font-name="Arial" fo:font-size="9pt" style:font-size-asian="9pt" style:font-name-complex="Arial1"/>
    </style:style>
    <style:style style:name="P21" style:family="paragraph" style:parent-style-name="Standard">
      <style:paragraph-properties fo:margin-top="0.106cm" fo:margin-bottom="0.353cm" loext:contextual-spacing="false" fo:line-height="100%">
        <style:tab-stops>
          <style:tab-stop style:position="7.251cm" style:type="right" style:leader-style="dotted" style:leader-text="."/>
          <style:tab-stop style:position="8.001cm"/>
          <style:tab-stop style:position="11.252cm" style:type="right" style:leader-style="dotted" style:leader-text="."/>
          <style:tab-stop style:position="12.502cm"/>
          <style:tab-stop style:position="14.252cm" style:type="right" style:leader-style="dotted" style:leader-text="."/>
          <style:tab-stop style:position="14.503cm"/>
        </style:tab-stops>
      </style:paragraph-properties>
      <style:text-properties style:font-name="Arial" fo:font-size="9pt" style:font-size-asian="9pt" style:font-name-complex="Arial1"/>
    </style:style>
    <style:style style:name="P22" style:family="paragraph" style:parent-style-name="Standard">
      <style:paragraph-properties fo:margin-top="0.106cm" fo:margin-bottom="0.212cm" loext:contextual-spacing="false" fo:line-height="100%">
        <style:tab-stops>
          <style:tab-stop style:position="1.501cm"/>
          <style:tab-stop style:position="7.567cm" style:type="right" style:leader-style="dotted" style:leader-text="."/>
          <style:tab-stop style:position="9.001cm"/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.212cm" fo:margin-bottom="0.353cm" loext:contextual-spacing="false" fo:line-height="100%"/>
    </style:style>
    <style:style style:name="P24" style:family="paragraph" style:parent-style-name="Standard">
      <style:paragraph-properties fo:margin-top="0cm" fo:margin-bottom="0.106cm" loext:contextual-spacing="false" fo:line-height="100%" fo:text-align="justify" style:justify-single-word="false"/>
    </style:style>
    <style:style style:name="P25" style:family="paragraph" style:parent-style-name="Standard">
      <style:paragraph-properties fo:margin-top="0cm" fo:margin-bottom="0.212cm" loext:contextual-spacing="false" fo:line-height="100%">
        <style:tab-stops>
          <style:tab-stop style:position="5.001cm"/>
          <style:tab-stop style:position="10.753cm"/>
        </style:tab-stops>
      </style:paragraph-properties>
    </style:style>
    <style:style style:name="P26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5.001cm"/>
          <style:tab-stop style:position="10.753cm"/>
        </style:tab-stops>
      </style:paragraph-properties>
    </style:style>
    <style:style style:name="P27" style:family="paragraph" style:parent-style-name="Standard">
      <style:paragraph-properties fo:margin-left="0cm" fo:margin-right="0.099cm" fo:margin-top="0.106cm" fo:margin-bottom="0cm" loext:contextual-spacing="false" fo:text-align="end" style:justify-single-word="false" fo:text-indent="0cm" style:auto-text-indent="false"/>
    </style:style>
    <style:style style:name="P28" style:family="paragraph" style:parent-style-name="List_20_Paragraph" style:list-style-name="WWNum1">
      <style:paragraph-properties fo:margin-left="0.501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9" style:family="paragraph" style:parent-style-name="Header">
      <style:paragraph-properties fo:text-align="end" style:justify-single-word="false">
        <style:tab-stops>
          <style:tab-stop style:position="18.002cm" style:type="right"/>
        </style:tab-stops>
      </style:paragraph-properties>
    </style:style>
    <style:style style:name="T1" style:family="text">
      <style:text-properties style:font-name="Arial" fo:font-size="9pt" style:font-size-asian="9pt" style:font-name-complex="Arial1"/>
    </style:style>
    <style:style style:name="T2" style:family="text">
      <style:text-properties style:font-name="Arial" fo:font-size="9pt" style:font-size-asian="9pt" style:font-name-complex="Arial1" style:font-size-complex="9pt"/>
    </style:style>
    <style:style style:name="T3" style:family="text">
      <style:text-properties style:font-name="Arial" fo:font-size="9pt" officeooo:rsid="000b3ef9" style:font-size-asian="9pt" style:font-name-complex="Arial1"/>
    </style:style>
    <style:style style:name="T4" style:family="text">
      <style:text-properties style:font-name="Arial" fo:font-size="9pt" fo:language="en" fo:country="US" style:font-size-asian="9pt" style:font-name-complex="Arial1"/>
    </style:style>
    <style:style style:name="T5" style:family="text">
      <style:text-properties style:font-name="Arial" fo:font-size="9pt" fo:font-weight="bold" style:font-size-asian="9pt" style:font-weight-asian="bold" style:font-name-complex="Arial1"/>
    </style:style>
    <style:style style:name="T6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7" style:family="text">
      <style:text-properties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T8" style:family="text">
      <style:text-properties style:font-name="Arial" fo:font-size="8pt" fo:font-style="italic" fo:font-weight="bold" style:font-size-asian="8pt" style:font-style-asian="italic" style:font-weight-asian="bold" style:font-name-complex="Arial1"/>
    </style:style>
    <style:style style:name="T9" style:family="text">
      <style:text-properties style:font-name="Arial" fo:font-size="8pt" style:font-size-asian="8pt" style:font-name-complex="Arial1" style:font-size-complex="8pt"/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Wingdings" fo:font-size="9pt" style:font-size-asian="9pt" style:font-name-complex="Arial1"/>
    </style:style>
    <style:style style:name="T12" style:family="text">
      <style:text-properties style:font-name="Wingdings" fo:font-size="9pt" style:font-size-asian="9pt" style:font-name-complex="Arial1" style:font-size-complex="9pt"/>
    </style:style>
    <style:style style:name="T13" style:family="text">
      <style:text-properties fo:color="#4f4d50" style:font-name="Arial" fo:font-size="13pt" fo:font-weight="bold" style:font-size-asian="13pt" style:font-weight-asian="bold" style:font-name-complex="Arial1" style:font-size-complex="13pt"/>
    </style:style>
    <style:style style:name="T14" style:family="text">
      <style:text-properties style:font-name="Cambria"/>
    </style:style>
    <style:style style:name="T15" style:family="text">
      <style:text-properties style:font-name="Cambria" fo:font-size="11pt"/>
    </style:style>
    <style:style style:name="T16" style:family="text">
      <style:text-properties style:font-name="Cambria" fo:font-size="11pt" fo:font-weight="bold"/>
    </style:style>
    <style:style style:name="T17" style:family="text">
      <style:text-properties style:font-name="Cambria" fo:font-size="9pt" fo:font-weight="bold" style:font-size-asian="9pt" style:font-size-complex="9pt"/>
    </style:style>
    <style:style style:name="T18" style:family="text">
      <style:text-properties style:font-name="Cambria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Cambria"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3"><text:span text:style-name="T1">Nom : <text:tab/><text:tab/>Prénom : <text:tab/></text:span></text:p>
            <text:p text:style-name="P14"><text:span text:style-name="T1">Tel : …….../…..…./…..…./…..…./…..….<text:tab/>Filière :<text:tab/></text:span><text:span text:style-name="T11"></text:span><text:span text:style-name="T1"> MRI<text:tab/></text:span><text:span text:style-name="T11"></text:span><text:span text:style-name="T1"> STI<text:tab/></text:span></text:p>
            <text:p text:style-name="P15"><text:span text:style-name="T1">Promo : <text:tab/></text:span><text:span text:style-name="T11"></text:span><text:span text:style-name="T4"> 3A<text:tab/></text:span><text:span text:style-name="T11"></text:span><text:span text:style-name="T4"> 4A</text:span><text:span text:style-name="T1"><text:tab/></text:span></text:p>
            <text:p text:style-name="P22"><text:span text:style-name="T1">.<text:tab/></text:span><text:span text:style-name="T11"></text:span><text:span text:style-name="T4"> 5A option : <text:tab/><text:tab/>Master : <text:tab/>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<text:span text:style-name="T5">Organisme d’accueil (entreprise, laboratoire, association, organisme public…)</text:span></text:p>
            <text:p text:style-name="P3"/>
            <text:p text:style-name="P16"><text:span text:style-name="T1">Nom : </text:span><text:span text:style-name="T3">Atos </text:span><text:span text:style-name="T1"><text:tab/></text:span></text:p>
            <text:p text:style-name="P16"><text:span text:style-name="T1">Lieu du stage : </text:span><text:span text:style-name="T3">Orléans</text:span><text:span text:style-name="T1"><text:tab/></text:span></text:p>
            <text:p text:style-name="P16"><text:span text:style-name="T1"><text:tab/></text:span></text:p>
            <text:p text:style-name="P20"/>
            <text:p text:style-name="P16"><text:span text:style-name="T1">Nom et Prénom du Tuteur Entreprise : <text:tab/></text:span></text:p>
            <text:p text:style-name="P18"><text:span text:style-name="T1">Tel : …..…/…..…/…..…/…..…/…..….<text:tab/>Mail : <text:tab/></text:span></text:p>
            <text:p text:style-name="P20"/>
            <text:p text:style-name="P19"><text:span text:style-name="T1">Dates prévisionnelles du stage : <text:s/>du <text:s/><text:tab/> <text:tab/>au <text:tab/><text:tab/>soit : <text:s/><text:tab/><text:tab/>semaines</text:span></text:p>
            <text:p text:style-name="P21"/>
            <text:p text:style-name="P17"><text:span text:style-name="T1">Titre du stage : </text:span><text:span text:style-name="T18">Immersion opérationnelle dans un projet de développent et de conception d’application Web en Java</text:span></text:p>
            <text:p text:style-name="P17"><text:span text:style-name="T1">Résumé du stage : </text:span><text:span text:style-name="T19">Sous le tutorat d’un chef de projet, vous ferez l'apprentissage des méthodes de travail opérationnelles dans un environnement structuré. </text:span></text:p>
            <text:p text:style-name="P10">Votre mission couvrira la totalité du cycle de vie du projet : conception, spécifications  générales &amp; détaillées, développement / paramétrage, tests intégration et homologation. </text:p>
            <text:p text:style-name="P11"><text:span text:style-name="T14">En fin de stage, vous aurez développé les compétences techniques requises dans le cadre d'un projet en contexte d'application en production.</text:span></text:p>
            <text:p text:style-name="P20"/>
            <text:p text:style-name="P24"><text:span text:style-name="T8">Compléter au dos si nécessaire ou joindre tous documents susceptibles d’éclairer le sujet de stage (ex : offre de stage)</text:span></text:p>
          </table:table-cell>
        </table:table-row>
      </table:table>
      <text:p text:style-name="P2"/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7"><text:span text:style-name="T6">Sujet de stage validé par :</text:span></text:p>
            <text:p text:style-name="P4"/>
            <text:list xml:id="list6330475544107971946" text:style-name="WWNum1">
              <text:list-item>
                <text:p text:style-name="P28"><text:span text:style-name="T6">Le responsable pédagogique :</text:span></text:p>
              </text:list-item>
            </text:list>
            <text:p text:style-name="P8"><text:span text:style-name="T2">(3A et 4A : Dir. de département, 5A : Responsable d’option)</text:span></text:p>
            <text:p text:style-name="P8"><text:span text:style-name="T6">(signature)</text:span></text:p>
            <text:p text:style-name="P4"/>
            <text:p text:style-name="P4"/>
            <text:p text:style-name="P4"/>
            <text:p text:style-name="P4"/>
            <text:p text:style-name="P4"/>
            <text:list xml:id="list135940396674748" text:continue-numbering="true" text:style-name="WWNum1">
              <text:list-item>
                <text:p text:style-name="P28"><text:span text:style-name="T6">Le responsable du Master (à l’INSA) :</text:span></text:p>
              </text:list-item>
            </text:list>
            <text:p text:style-name="P8"><text:span text:style-name="T2">(uniquement pour les 5A concernés) </text:span></text:p>
            <text:p text:style-name="P8"><text:span text:style-name="T6">(signature)</text:span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3.A1" office:value-type="string">
            <text:p text:style-name="P8"><text:span text:style-name="T7">(cadre réservé au responsable pédagogique)</text:span></text:p>
            <text:p text:style-name="P4"/>
            <text:p text:style-name="P8"><text:span text:style-name="T2">Suggestions de tuteur enseignant :</text:span></text:p>
            <text:p text:style-name="P4"/>
            <text:p text:style-name="P9"><text:span text:style-name="T12"></text:span><text:span text:style-name="T2"> <text:tab/></text:span></text:p>
            <text:p text:style-name="P4"/>
            <text:p text:style-name="P9"><text:span text:style-name="T12"></text:span><text:span text:style-name="T2"> <text:tab/></text:span></text:p>
            <text:p text:style-name="P4"/>
            <text:p text:style-name="P4"/>
            <text:p text:style-name="P8"><text:span text:style-name="T2">Le choix du tuteur enseignant sera fait par le Directeur de Département.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3"><text:span text:style-name="T5">Comment avez-vous trouvé ce stage ? :</text:span></text:p>
            <text:p text:style-name="P5"/>
            <text:p text:style-name="P25"><text:soft-page-break/><text:span text:style-name="T11"></text:span><text:span text:style-name="T1"> Site internet de l’entreprise<text:tab/></text:span><text:span text:style-name="T11"></text:span><text:span text:style-name="T1"> Ecole (forum, Service RE ou RI…)<text:tab/></text:span><text:span text:style-name="T11"></text:span><text:span text:style-name="T1"> Enseignant<text:tab/></text:span><text:span text:style-name="T11"></text:span><text:span text:style-name="T1"> PlaceOjeunes</text:span></text:p>
            <text:p text:style-name="P26"><text:span text:style-name="T11"></text:span><text:span text:style-name="T1"> Relations personnelles<text:tab/></text:span><text:span text:style-name="T11"></text:span><text:span text:style-name="T1"> Candidature spontanée <text:tab/></text:span><text:span text:style-name="T11"></text:span><text:span text:style-name="T1"> Autre (précisez) : <text:tab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Calibri1" svg:font-family="Calibri"/>
    <style:font-face style:name="Cambria" svg:font-family="Cambria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.002cm" style:type="right"/>
        </style:tab-stops>
      </style:paragraph-properties>
    </style:style>
    <style:style style:name="MP2" style:family="paragraph" style:parent-style-name="Standard">
      <style:paragraph-properties fo:margin-left="0cm" fo:margin-right="0.099cm" fo:margin-top="0.106cm" fo:margin-bottom="0cm" loext:contextual-spacing="false" fo:text-align="end" style:justify-single-word="false" fo:text-indent="0cm" style:auto-text-indent="false"/>
    </style:style>
    <style:style style:name="MT1" style:family="text">
      <style:text-properties fo:color="#4f4d50" style:font-name="Arial" fo:font-size="13pt" fo:font-weight="bold" style:font-size-asian="13pt" style:font-weight-asian="bold" style:font-name-complex="Arial1" style:font-size-complex="13pt"/>
    </style:style>
    <style:style style:name="MT2" style:family="text">
      <style:text-properties style:font-name="Arial" fo:font-size="8pt" style:font-size-asian="8pt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.199cm" fo:margin-right="1.1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nnexe 2 à la Convention de stage (en France)</text:span><draw:frame draw:style-name="Mfr1" draw:name="Image 5" text:anchor-type="char" svg:x="0.102cm" svg:y="-0.111cm" svg:width="5.876cm" svg:height="1.307cm" draw:z-index="1"><draw:image xlink:href="Pictures/10000000000007BB0000019B91E2A635.jpg" xlink:type="simple" xlink:show="embed" xlink:actuate="onLoad"/><draw:contour-polygon svg:width="16.587cm" svg:height="3.384cm" svg:viewBox="0 0 16587 3384" draw:points="13,0 13,3384 16600,3384 16600,0" draw:recreate-on-edit="false"/></draw:frame></text:p>
        <text:p text:style-name="MP2"><text:span text:style-name="MT1">Fiche Descriptive du sujet de stage</text:span></text:p>
      </style:header>
      <style:footer>
        <text:p text:style-name="Footer"><text:span text:style-name="MT2">Imprimé n°145 <text:s text:c="3"/>– 16/06/10 - DRE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Ribier</meta:initial-creator>
    <dc:creator>Chastain Camille</dc:creator>
    <meta:editing-cycles>3</meta:editing-cycles>
    <meta:print-date>2015-11-12T09:37:00</meta:print-date>
    <meta:creation-date>2016-06-13T07:39:00</meta:creation-date>
    <dc:date>2017-11-09T13:59:38.282911377</dc:date>
    <meta:editing-duration>PT4M3S</meta:editing-duration>
    <meta:generator>LibreOffice/4.3.3.2$Linux_X86_64 LibreOffice_project/430m0$Build-2</meta:generator>
    <meta:document-statistic meta:table-count="4" meta:image-count="1" meta:object-count="0" meta:page-count="2" meta:paragraph-count="34" meta:word-count="283" meta:character-count="1768" meta:non-whitespace-character-count="1476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526976478</meta:user-defined>
    <meta:user-defined meta:name="_AuthorEmail" meta:value-type="string">jennifer.garcia@atos.net</meta:user-defined>
    <meta:user-defined meta:name="_AuthorEmailDisplayName" meta:value-type="string">GARCIA, JENNIFER</meta:user-defined>
    <meta:user-defined meta:name="_EmailSubject" meta:value-type="string">Démarches administratives Stage ATOS</meta:user-defined>
    <meta:template xlink:type="simple" xlink:actuate="onRequest" xlink:title="Normal" xlink:href=""/>
  </office:meta>
</office:document-meta>
</file>